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254b9a"/>
    </style:style>
    <style:style style:name="P4" style:family="paragraph" style:parent-style-name="Standard">
      <style:paragraph-properties fo:text-align="start" style:justify-single-word="false" style:writing-mode="lr-tb"/>
      <style:text-properties officeooo:rsid="00167515" officeooo:paragraph-rsid="00167515"/>
    </style:style>
    <style:style style:name="P5" style:family="paragraph" style:parent-style-name="Standard">
      <style:paragraph-properties fo:text-align="start" style:justify-single-word="false" style:writing-mode="lr-tb"/>
      <style:text-properties officeooo:rsid="00167515" officeooo:paragraph-rsid="0018da20"/>
    </style:style>
    <style:style style:name="P6" style:family="paragraph" style:parent-style-name="Standard">
      <style:paragraph-properties fo:text-align="start" style:justify-single-word="false" style:writing-mode="lr-tb"/>
      <style:text-properties officeooo:rsid="001b8517" officeooo:paragraph-rsid="001b8517"/>
    </style:style>
    <style:style style:name="P7" style:family="paragraph" style:parent-style-name="Standard">
      <style:paragraph-properties fo:text-align="start" style:justify-single-word="false" style:writing-mode="lr-tb"/>
      <style:text-properties officeooo:rsid="001f05ca" officeooo:paragraph-rsid="001f05ca"/>
    </style:style>
    <style:style style:name="P8" style:family="paragraph" style:parent-style-name="Standard">
      <style:paragraph-properties fo:text-align="start" style:justify-single-word="false" style:writing-mode="lr-tb"/>
      <style:text-properties officeooo:rsid="001f05ca" officeooo:paragraph-rsid="001fb0bf"/>
    </style:style>
    <style:style style:name="P9" style:family="paragraph" style:parent-style-name="Standard">
      <style:paragraph-properties fo:text-align="start" style:justify-single-word="false" style:writing-mode="lr-tb"/>
      <style:text-properties officeooo:rsid="001fe21f" officeooo:paragraph-rsid="001fe21f"/>
    </style:style>
    <style:style style:name="P10" style:family="paragraph" style:parent-style-name="Standard">
      <style:paragraph-properties fo:text-align="start" style:justify-single-word="false" style:writing-mode="lr-tb"/>
      <style:text-properties officeooo:rsid="0021a3da" officeooo:paragraph-rsid="0021a3da"/>
    </style:style>
    <style:style style:name="P11" style:family="paragraph" style:parent-style-name="Standard">
      <style:paragraph-properties fo:text-align="start" style:justify-single-word="false" style:writing-mode="lr-tb"/>
      <style:text-properties officeooo:rsid="00254b9a" officeooo:paragraph-rsid="00254b9a"/>
    </style:style>
    <style:style style:name="P12" style:family="paragraph" style:parent-style-name="Standard">
      <style:paragraph-properties fo:text-align="start" style:justify-single-word="false" style:writing-mode="lr-tb"/>
      <style:text-properties officeooo:rsid="0025faa4" officeooo:paragraph-rsid="0025faa4"/>
    </style:style>
    <style:style style:name="P13" style:family="paragraph" style:parent-style-name="Standard">
      <style:paragraph-properties fo:text-align="start" style:justify-single-word="false" style:writing-mode="lr-tb"/>
      <style:text-properties fo:font-size="10pt" fo:font-style="italic" style:font-size-asian="10pt" style:font-style-asian="italic" style:font-size-complex="10pt" style:font-style-complex="italic"/>
    </style:style>
    <style:style style:name="P14" style:family="paragraph" style:parent-style-name="Standard">
      <style:paragraph-properties fo:text-align="start" style:justify-single-word="false" style:writing-mode="lr-tb"/>
      <style:text-properties fo:font-size="10pt" fo:font-style="italic" officeooo:paragraph-rsid="000dd826" style:font-size-asian="10pt" style:font-style-asian="italic" style:font-size-complex="10pt" style:font-style-complex="italic"/>
    </style:style>
    <style:style style:name="P15" style:family="paragraph" style:parent-style-name="Standard">
      <style:paragraph-properties fo:text-align="start" style:justify-single-word="false" style:writing-mode="lr-tb"/>
      <style:text-properties fo:font-size="10pt" fo:font-style="italic" officeooo:paragraph-rsid="000f529b" style:font-size-asian="10pt" style:font-style-asian="italic" style:font-size-complex="10pt" style:font-style-complex="italic"/>
    </style:style>
    <style:style style:name="P16" style:family="paragraph" style:parent-style-name="Standard">
      <style:paragraph-properties fo:text-align="start" style:justify-single-word="false" style:writing-mode="lr-tb"/>
      <style:text-properties fo:font-size="10pt" fo:font-style="italic" officeooo:paragraph-rsid="002b6a49" style:font-size-asian="10pt" style:font-style-asian="italic" style:font-size-complex="10pt" style:font-style-complex="italic"/>
    </style:style>
    <style:style style:name="P17" style:family="paragraph" style:parent-style-name="Standard">
      <style:paragraph-properties fo:text-align="start" style:justify-single-word="false" style:writing-mode="lr-tb"/>
      <style:text-properties style:text-position="0% 100%" officeooo:rsid="0018da20" officeooo:paragraph-rsid="0018da20"/>
    </style:style>
    <style:style style:name="P18" style:family="paragraph" style:parent-style-name="Standard">
      <style:paragraph-properties fo:text-align="start" style:justify-single-word="false" style:writing-mode="lr-tb"/>
      <style:text-properties fo:font-size="12pt" fo:font-style="normal" officeooo:rsid="002b6a49" officeooo:paragraph-rsid="002b6a49" style:font-size-asian="12pt" style:font-style-asian="normal" style:font-size-complex="12pt" style:font-style-complex="normal"/>
    </style:style>
    <style:style style:name="P19" style:family="paragraph" style:parent-style-name="Standard">
      <style:paragraph-properties fo:text-align="start" style:justify-single-word="false" style:writing-mode="lr-tb"/>
      <style:text-properties fo:font-size="12pt" fo:font-style="normal" style:font-size-asian="12pt" style:font-style-asian="normal" style:font-size-complex="12pt" style:font-style-complex="normal"/>
    </style:style>
    <style:style style:name="P20" style:family="paragraph" style:parent-style-name="Standard">
      <style:paragraph-properties fo:text-align="end" style:justify-single-word="false" style:writing-mode="lr-tb"/>
      <style:text-properties fo:font-size="12pt" fo:font-style="normal" officeooo:rsid="00397c98" officeooo:paragraph-rsid="00397c98" style:font-size-asian="12pt" style:font-style-asian="normal" style:font-size-complex="12pt" style:font-style-complex="normal"/>
    </style:style>
    <style:style style:name="P21" style:family="paragraph" style:parent-style-name="Standard">
      <style:paragraph-properties fo:text-align="end" style:justify-single-word="false" style:writing-mode="rl-tb"/>
      <style:text-properties officeooo:paragraph-rsid="000f529b"/>
    </style:style>
    <style:style style:name="P22" style:family="paragraph" style:parent-style-name="Standard">
      <style:paragraph-properties fo:text-align="end" style:justify-single-word="false" style:writing-mode="rl-tb"/>
      <style:text-properties fo:font-size="12pt" fo:font-style="normal" officeooo:rsid="002b7d38" officeooo:paragraph-rsid="002b7d38" style:font-size-asian="12pt" style:font-style-asian="normal" style:font-size-complex="12pt" style:font-style-complex="normal"/>
    </style:style>
    <style:style style:name="T1" style:family="text">
      <style:text-properties style:text-position="0% 100%"/>
    </style:style>
    <style:style style:name="T2" style:family="text">
      <style:text-properties style:text-position="0% 100%" officeooo:rsid="0018da20"/>
    </style:style>
    <style:style style:name="T3" style:family="text">
      <style:text-properties officeooo:rsid="001f05ca"/>
    </style:style>
    <style:style style:name="T4" style:family="text">
      <style:text-properties officeooo:rsid="001fb0bf"/>
    </style:style>
    <style:style style:name="T5" style:family="text">
      <style:text-properties officeooo:rsid="0020a4ac"/>
    </style:style>
    <style:style style:name="T6" style:family="text">
      <style:text-properties officeooo:rsid="003652c7"/>
    </style:style>
    <style:style style:name="T7" style:family="text">
      <style:text-properties officeooo:rsid="00397c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ar Editor</text:p>
      <text:p text:style-name="P19">First of all, thank you for your attention and dear commenters. We hope that the changes made to the article and the answers prepared by the authors will attract the attention of the commenters. In any case, thank you very much for your time and the refereeing team.</text:p>
      <text:p text:style-name="P13"/>
      <text:p text:style-name="P13">Reviewer #2: The accurate calculation of capacitances is a significant problem that spans through multiple scientific areas: computational electromagnetics, computational physics, applied mathematics etc.</text:p>
      <text:p text:style-name="P13"/>
      <text:p text:style-name="P13">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
      <text:p text:style-name="P4">1 – <text:span text:style-name="T1">In formulas (4), (5), (6), (9) and (10), <text:s/>domains of integrals are added. In (11), the <text:s/>primitive function of e ^ (-u2d2) is required and this is an indefinite integral. Therefore, this integral does not need to define a domain.</text:span></text:p>
      <text:p text:style-name="P5"><text:span text:style-name="T1">2 – </text:span><text:span text:style-name="T2">In section 2 “Method of Moments for Capacitance Calculation” at third paragraph, the sentence “</text:span><text:span text:style-name="T1"> Charge density of each segment is assumed to be constant for each segment.” </text:span><text:span text:style-name="T2">is added to describe the charge density distribution.</text:span></text:p>
      <text:p text:style-name="P17"/>
      <text:p text:style-name="P13">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6">3 – Finding the primitive function in (11) can be done by common softwares. It can also be solved <text:s/>using Wolfram Alpha website. To do this, we first integrate over x1 and x2.</text:p>
      <text:p text:style-name="P6">Integrate[Exp[-u^2 ((x1 - x2)^2 + y^2 + z^2)], x1, x2] : <text:span text:style-name="T3">Here y means (y1 – y2).</text:span></text:p>
      <text:p text:style-name="P7">And following answer is obtained.</text:p>
      <text:p text:style-name="P7">(Sqrt[Pi] (-(1/(E<text:span text:style-name="T4">xp[</text:span>u^2 (x1 - x2)^2<text:span text:style-name="T4">]</text:span> Sqrt[Pi] u)) + x2 Erf[u (x1 - x2)] + x1 Erf[u (-x1 + x2)]))/(2 E<text:span text:style-name="T4">xp[</text:span>u^2 (y^2 + z^2)<text:span text:style-name="T4">]</text:span> u)</text:p>
      <text:p text:style-name="P7">Now it is better to replace <text:span text:style-name="T4">(x1 – x2) by x and y by (y1 -y2). Then we can integrate it over y1 and y2.</text:span></text:p>
      <text:p text:style-name="P8"><text:span text:style-name="T4">Integrate[</text:span>(Sqrt[Pi] (-(1/(E<text:span text:style-name="T4">xp[</text:span>u^2 x^2<text:span text:style-name="T4">]</text:span> Sqrt[Pi] u)) + x2 Erf[u x] - x1 Erf[u x]))/(2 Exp<text:span text:style-name="T4">[</text:span>(u^2 <text:span text:style-name="T4">(</text:span>y<text:span text:style-name="T4">1 - y2)</text:span>^2 + z^2)<text:span text:style-name="T4">]</text:span> u), <text:span text:style-name="T4">y1, y2]</text:span></text:p>
      <text:p text:style-name="P9">And the <text:span text:style-name="T5">exact </text:span>answer is:</text:p>
      <text:p text:style-name="P9">-(Sqrt[Pi] (1 + E<text:span text:style-name="T5">xp[</text:span>u^2 x^2<text:span text:style-name="T5">]</text:span> Sqrt[Pi] u x Erf[u x]) (-(1/(E<text:span text:style-name="T5">xp[</text:span>u^2 (y1 - y2)^2<text:span text:style-name="T5">]</text:span> Sqrt[Pi] u)) + y2 Erf[u (y1 - y2)] + y1 Erf[u (-y1 + y2)]))/(4 E<text:span text:style-name="T5">xp[</text:span>u^2 (x^2 + z^2)<text:span text:style-name="T5">]</text:span> u^3)</text:p>
      <text:p text:style-name="P10">So the wolfram alpha now is referred in the paper:</text:p>
      <text:p text:style-name="P10">“ It can be done by common mathematical softwares. The solution has been obtained by use of "Wolfram Alpha" “</text:p>
      <text:p text:style-name="P11">4 – As mentioned in (17) and (18), the final answer is based on Arctan and Arcsinh or Log functions. All <text:s/>these functions can be calculated with standard numerical packages. We used NUMPY to compute numerical results. In fact, accuracy of calculating these functions is not the key point of problem and does not disturb our results.</text:p>
      <text:p text:style-name="P3"/>
      <text:p text:style-name="P14">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14">For the reasons stated above, the manuscript needs major revision.</text:p>
      <text:p text:style-name="P14"/>
      <text:p text:style-name="P12"><text:soft-page-break/>5 – The answers obtained in this article are particularly accurate in coarse segmentation. Really this work is useful when the calculations are done quickly. For example, in non-destructive testing (NDT), we want to calculate the capacitance of a hypothetical geometric shape, and if the results do not match with the experimental results, the hypothetical shape is modified and another calculation is performed. In such cases the calculation speed is very important. After performing calculations in coarse segmentation we can increase the accuracy by increasing the number of segmentation.</text:p>
      <text:p text:style-name="P2"/>
      <text:p text:style-name="P15">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21"/>
      <text:p text:style-name="P13"><text:s/>"Z. Song, F. Duval, D. Su, and A. Louis, "Stable partial inductance calculation for partial element equivalent circuit modeling," Applied Computational Electromagnetics Society (ACES) Journal, vol. 25, no. 9, 2010., vol. 25, pp. 738-749, 2010"</text:p>
      <text:p text:style-name="P16">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16">I'm sorry but I don't see a clear advantage to use your formulas (with coplanar limitation). Can you clearly explain this point?</text:p>
      <text:p text:style-name="P18">6 – <text:span text:style-name="T6">In this article we have used boundary element method to calculate the capacitance of air gapped <text:s/>capacitors. For doing it we propose to use quadruple integration. And we used analytical solution of integrals. This method allows us to achieve accurate results even in coarse segmentation. (Figures 3 and 5).</text:span></text:p>
      <text:p text:style-name="P18">Therefore, the main point of this paper is to use the boundary method in calculating the capacitance. And since the accuracy and speed of calculations in the boundary value method depends a lot on the computational speed of the base integrals, analytical integralization is proposed instead of numerical integralization. We think that knowing the path of integration is interesting and necessary for researchers. As mentioned, the correct and complete form of calculations has not been mentioned in previous articles. It seems that readers should have an overview of these calculations, so that they can solve other problems by making the necessary changes if necessary. In any case, the main innovation of this paper is to use the boundary element method to obtain accurate and fast <text:span text:style-name="T7">electric </text:span><text:s/>capacitance.</text:p>
      <text:p text:style-name="P18"/>
      <text:p text:style-name="P20">Sincerely yours</text:p>
      <text:p text:style-name="P20">Saeed Sarkarati</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6-06T05:14:54.946831190</dc:date>
    <meta:editing-duration>PT13H40M2S</meta:editing-duration>
    <meta:editing-cycles>17</meta:editing-cycles>
    <meta:document-statistic meta:table-count="0" meta:image-count="0" meta:object-count="0" meta:page-count="2" meta:paragraph-count="29" meta:word-count="1125" meta:character-count="6785" meta:non-whitespace-character-count="5673"/>
  </office:meta>
</office:document-meta>
</file>